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d24" officeooo:paragraph-rsid="00068d24"/>
    </style:style>
    <style:style style:name="P2" style:family="paragraph" style:parent-style-name="Standard">
      <style:text-properties fo:font-weight="bold" officeooo:rsid="00068d24" officeooo:paragraph-rsid="00068d24" style:font-weight-asian="bold" style:font-weight-complex="bold"/>
    </style:style>
    <style:style style:name="P3" style:family="paragraph" style:parent-style-name="Standard">
      <style:text-properties fo:font-weight="bold" officeooo:rsid="0006d5a7" officeooo:paragraph-rsid="0006d5a7" style:font-weight-asian="bold" style:font-weight-complex="bold"/>
    </style:style>
    <style:style style:name="P4" style:family="paragraph" style:parent-style-name="Standard">
      <style:text-properties fo:font-weight="bold" officeooo:rsid="0008b800" officeooo:paragraph-rsid="00090bd9" style:font-weight-asian="bold" style:font-weight-complex="bold"/>
    </style:style>
    <style:style style:name="P5" style:family="paragraph" style:parent-style-name="Standard">
      <style:text-properties fo:font-weight="bold" officeooo:rsid="00090bd9" officeooo:paragraph-rsid="00090bd9" style:font-weight-asian="bold" style:font-weight-complex="bold"/>
    </style:style>
    <style:style style:name="P6" style:family="paragraph" style:parent-style-name="Standard">
      <style:text-properties fo:font-weight="bold" officeooo:rsid="000ab262" officeooo:paragraph-rsid="000ab262" style:font-weight-asian="bold" style:font-weight-complex="bold"/>
    </style:style>
    <style:style style:name="P7" style:family="paragraph" style:parent-style-name="Standard">
      <style:text-properties fo:font-weight="bold" officeooo:rsid="000ab262" officeooo:paragraph-rsid="000bed96" style:font-weight-asian="bold" style:font-weight-complex="bold"/>
    </style:style>
    <style:style style:name="P8" style:family="paragraph" style:parent-style-name="Standard">
      <style:text-properties officeooo:rsid="0006d5a7" officeooo:paragraph-rsid="0006d5a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d5a7" style:font-weight-asian="normal" style:font-weight-complex="normal"/>
    </style:style>
    <style:style style:name="T3" style:family="text">
      <style:text-properties fo:font-weight="normal" officeooo:rsid="00090bd9" style:font-weight-asian="normal" style:font-weight-complex="normal"/>
    </style:style>
    <style:style style:name="T4" style:family="text">
      <style:text-properties fo:font-weight="normal" officeooo:rsid="000ab262" style:font-weight-asian="normal" style:font-weight-complex="normal"/>
    </style:style>
    <style:style style:name="T5" style:family="text">
      <style:text-properties fo:font-weight="normal" officeooo:rsid="000bed9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rreurs</text:p>
      <text:p text:style-name="P1"/>
      <text:p text:style-name="P1"/>
      <text:p text:style-name="P1">Rapport TP1</text:p>
      <text:p text:style-name="P1"/>
      <text:p text:style-name="P1">algos de principe</text:p>
      <text:p text:style-name="P1"/>
      <text:p text:style-name="P2">creationCellule <text:span text:style-name="T1">: creation d’un bloc contenant un message daté.</text:span></text:p>
      <text:p text:style-name="P2"><text:span text:style-name="T1">Allocation d’un bloc de type Cellule_t;</text:span></text:p>
      <text:p text:style-name="P2"><text:span text:style-name="T1">Si l’allocation a réussie</text:span></text:p>
      <text:p text:style-name="P2"><text:span text:style-name="T1"><text:tab/></text:span><text:span text:style-name="T2">copier</text:span><text:span text:style-name="T1"> la date de début de validité du message;</text:span></text:p>
      <text:p text:style-name="P2"><text:span text:style-name="T1"><text:tab/></text:span><text:span text:style-name="T2">copier</text:span><text:span text:style-name="T1"> la date de </text:span><text:span text:style-name="T2">fin</text:span><text:span text:style-name="T1"> de validité du message;</text:span></text:p>
      <text:p text:style-name="P2"><text:span text:style-name="T1"><text:tab/></text:span><text:span text:style-name="T2">copier le message dans la cellule;</text:span></text:p>
      <text:p text:style-name="P2"><text:span text:style-name="T2"><text:tab/>initialiser le pointeur sur suivant à NIL;</text:span></text:p>
      <text:p text:style-name="P3"><text:span text:style-name="T2">f</text:span><text:span text:style-name="T1">si;</text:span></text:p>
      <text:p text:style-name="P3"><text:span text:style-name="T2">R</text:span><text:span text:style-name="T1">etourner le bloc;</text:span></text:p>
      <text:p text:style-name="P2"><text:span text:style-name="T1"/></text:p>
      <text:p text:style-name="P4">rechercherElt <text:span text:style-name="T1">: recherche </text:span><text:span text:style-name="T3">selon la date de début </text:span><text:span text:style-name="T1">l’emplacement </text:span><text:span text:style-name="T3">du nouveau message dans la liste chainée</text:span><text:span text:style-name="T1">.</text:span></text:p>
      <text:p text:style-name="P5"><text:span text:style-name="T1">Initialisation d’un pointeur cour sur le début la liste;</text:span></text:p>
      <text:p text:style-name="P5"><text:span text:style-name="T1">Initialisation d’un pointeur de pointeur prec sur </text:span></text:p>
      <text:p text:style-name="P2"><text:span text:style-name="T1"/></text:p>
      <text:p text:style-name="P2">ajoutListe<text:span text:style-name="T1"> : </text:span><text:span text:style-name="T3">insère le message dans la liste chainée </text:span><text:span text:style-name="T4">au bon endroit</text:span><text:span text:style-name="T3">.</text:span></text:p>
      <text:p text:style-name="P6"><text:span text:style-name="T5">Trouver</text:span><text:span text:style-name="T1"> l’adresse du bloc pr</text:span><text:span text:style-name="T5">écédent</text:span><text:span text:style-name="T1"> (déterminée avec </text:span>rechercherElt)<text:span text:style-name="T1">;</text:span></text:p>
      <text:p text:style-name="P7"><text:span text:style-name="T1">Copier l’</text:span><text:span text:style-name="T5">adresse du bloc qui suit le précédent dans l</text:span><text:span text:style-name="T1">e pointeur </text:span><text:span text:style-name="T5">nouveau→suivant;</text:span></text:p>
      <text:p text:style-name="P7"><text:span text:style-name="T5">Copier l’adresse de nouveau dans le pointeur précedent→nouveau;</text:span><text:span text:style-name="T1"> </text:span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1:56:52.183228915</meta:creation-date>
    <dc:date>2019-03-11T23:24:50.338369837</dc:date>
    <meta:editing-duration>PT4M13S</meta:editing-duration>
    <meta:editing-cycles>1</meta:editing-cycles>
    <meta:document-statistic meta:table-count="0" meta:image-count="0" meta:object-count="0" meta:page-count="1" meta:paragraph-count="19" meta:word-count="132" meta:character-count="846" meta:non-whitespace-character-count="727"/>
    <meta:generator>LibreOffice/6.0.7.3$Linux_X86_64 LibreOffice_project/00m0$Build-3</meta:generator>
  </office:meta>
</office:document-meta>
</file>